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BC0000007D0349D7080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2.4cm" fo:margin-right="0cm" fo:text-indent="-0.8cm"/>
    </style:style>
    <style:style style:name="P8" style:family="paragraph">
      <style:paragraph-properties fo:margin-left="3.6cm" fo:margin-right="0cm" fo:text-indent="-0.6cm"/>
    </style:style>
    <style:style style:name="P9" style:family="paragraph">
      <style:paragraph-properties fo:margin-left="1.2cm" fo:margin-right="0cm" text:enable-numbering="false" fo:text-indent="-0.9cm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 text:style-name="P1">Foo title</text:p>
          </draw:text-box>
        </draw:frame>
        <draw:frame presentation:style-name="pr2" draw:text-style-name="P2" draw:layer="layout" svg:width="25.199cm" svg:height="13.609cm" svg:x="1.4cm" svg:y="5.039cm" presentation:class="subtitle">
          <draw:text-box>
            <text:p text:style-name="P2">Left</text:p>
            <text:p text:style-name="P3"><text:span text:style-name="T1">Bold center</text:span></text:p>
            <text:p text:style-name="P4"><text:span text:style-name="T2">Right italic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 text:style-name="P1">List</text:p>
          </draw:text-box>
        </draw:frame>
        <draw:frame presentation:style-name="pr5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6">First</text:p>
              </text:list-item>
            </text:list>
            <text:list text:style-name="L2">
              <text:list-item>
                <text:p text:style-name="P6">Second</text:p>
              </text:list-item>
            </text:list>
            <text:list text:style-name="L2">
              <text:list-item>
                <text:list>
                  <text:list-item>
                    <text:p text:style-name="P7">Second 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Second 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8">Second a 1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Other Stuf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 text:style-name="P9"><text:a xlink:href="#http://yahoo.com">Reference</text:a></text:p>
              </text:list-item>
            </text:list>
            <text:list text:style-name="L2">
              <text:list-item>
                <text:p text:style-name="P9"/>
              </text:list-item>
            </text:list>
            <text:list text:style-name="L2">
              <text:list-item>
                <text:p text:style-name="P9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1">Enumerated List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3">
              <text:list-item>
                <text:p text:style-name="P10">Item 1</text:p>
              </text:list-item>
            </text:list>
            <text:list text:style-name="L4">
              <text:list-item>
                <text:p text:style-name="P10">Item 2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!-- P1 == rststyle-title -->
    <style:style style:name="rststyle-title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!-- map T1 to rststyle-emphasis-->
    <style:style style:name="rststyle-emphasis" style:family="text">
      <style:text-properties fo:font-size="14pt" style:font-size-asian="14pt" style:font-size-complex="14pt"/>
    </style:style>
    <!-- Non-default added styles for rst2odp -->
    <style:style style:name="rststyle-default" style:family="paragraph">
      <style:paragraph-properties fo:margin-left="0cm" fo:margin-right="0cm" fo:text-indent="0cm"/>
    </style:style>
    <style:style style:name="rststyle-textbody" style:family="paragraph">
      <style:paragraph-properties fo:margin-left="0cm" fo:margin-right="0cm" fo:text-indent="0cm"/>
    </style:style>
    <style:style style:name="rststyle-blockquote" style:family="paragraph">
      <style:paragraph-properties fo:margin-left="1.2cm" fo:margin-right="0cm" fo:text-indent="-0.9cm"/>
    </style:style>
    <style:style style:name="rststyle-right" style:family="paragraph">
      <style:paragraph-properties fo:margin-left="0cm" fo:margin-right="0cm" fo:text-indent="0cm" fo:text-align="right"/>
    </style:style>
    <style:style style:name="rststyle-big" style:family="paragraph">
      <style:paragraph-properties fo:margin-left="0cm" fo:margin-right="0cm" fo:text-indent="0cm"/>
      <style:text-properties fo:font-size="14pt" style:font-size-asian="14pt" style:font-size-complex="14pt"/>
    </style:style>
    <style:style xmlns:style="urn:oasis:names:tc:opendocument:xmlns:style:1.0" style:family="paragraph" style:name="rststyle-codeblock" style:parent-style-name="Preformatted_20_Text">
      <style:paragraph-properties xmlns:ns2="urn:oasis:names:tc:opendocument:xmlns:xsl-fo-compatible:1.0" style:auto-text-indent="false" style:shadow="none" ns2:background-color="#ccffff" ns2:border="0.0008in solid #000000" ns2:margin-bottom="0.0598in" ns2:margin-left="0.1965in" ns2:margin-right="0in" ns2:margin-top="0.0598in" ns2:padding="0.0201in" ns2:text-indent="0in">
        <style:background-image/>
      </style:paragraph-properties>
    </style:style>
    <!-- Code block stuff -->
    <style:style xmlns:style="urn:oasis:names:tc:opendocument:xmlns:style:1.0" style:family="text" style:name="Teletype">
      <style:text-properties style:font-name="Nimbus Mono L" style:font-name-asian="Nimbus Mono L" style:font-name-complex="Nimbus Mono L"/>
    </style:style>
    <style:style xmlns:style="urn:oasis:names:tc:opendocument:xmlns:style:1.0" style:family="text" style:name="rststyle-codeblock-keyword" style:parent-style-name="Teletype">
      <style:text-properties xmlns:ns2="urn:oasis:names:tc:opendocument:xmlns:xsl-fo-compatible:1.0" ns2:background-color="#ccffff" ns2:color="#800000"/>
    </style:style>
    <style:style xmlns:style="urn:oasis:names:tc:opendocument:xmlns:style:1.0" style:family="text" style:name="rststyle-codeblock-string" style:parent-style-name="Teletype">
      <style:text-properties xmlns:ns2="urn:oasis:names:tc:opendocument:xmlns:xsl-fo-compatible:1.0" ns2:background-color="#ffffff"/>
    </style:style>
    <style:style xmlns:style="urn:oasis:names:tc:opendocument:xmlns:style:1.0" style:family="text" style:name="rststyle-codeblock-number" style:parent-style-name="Teletype">
      <style:text-properties xmlns:ns2="urn:oasis:names:tc:opendocument:xmlns:xsl-fo-compatible:1.0" ns2:background-color="#ccffff" ns2:color="#000080"/>
    </style:style>
    <style:style xmlns:style="urn:oasis:names:tc:opendocument:xmlns:style:1.0" style:family="text" style:name="rststyle-codeblock-comment" style:parent-style-name="Teletype">
      <style:text-properties xmlns:ns2="urn:oasis:names:tc:opendocument:xmlns:xsl-fo-compatible:1.0" ns2:background-color="#ffffff"/>
    </style:style>
    <style:style xmlns:style="urn:oasis:names:tc:opendocument:xmlns:style:1.0" style:family="text" style:name="rststyle-codeblock-classname" style:parent-style-name="Teletype">
      <style:text-properties xmlns:ns2="urn:oasis:names:tc:opendocument:xmlns:xsl-fo-compatible:1.0" ns2:background-color="#ccffff" ns2:color="#808000"/>
    </style:style>
    <style:style xmlns:style="urn:oasis:names:tc:opendocument:xmlns:style:1.0" style:family="text" style:name="rststyle-codeblock-functionname" style:parent-style-name="Teletype">
      <style:text-properties xmlns:ns2="urn:oasis:names:tc:opendocument:xmlns:xsl-fo-compatible:1.0" ns2:background-color="#ccffff" ns2:color="#808000"/>
    </style:style>
    <style:style xmlns:style="urn:oasis:names:tc:opendocument:xmlns:style:1.0" style:family="text" style:name="rststyle-codeblock-operator" style:parent-style-name="Teletype">
      <style:text-properties xmlns:ns2="urn:oasis:names:tc:opendocument:xmlns:xsl-fo-compatible:1.0" ns2:background-color="#ccffff" ns2:color="#cccc00"/>
    </style:style>
    <style:style xmlns:style="urn:oasis:names:tc:opendocument:xmlns:style:1.0" style:family="text" style:name="rststyle-codeblock-name" style:parent-style-name="Teletype">
      <style:text-properties xmlns:ns2="urn:oasis:names:tc:opendocument:xmlns:xsl-fo-compatible:1.0" ns2:background-color="#ccffff" ns2:color="#808000"/>
    </style:style>
    <!-- End Non-default added styles for rst2odp -->
    <!-- map L1 to rststyle-blockquote-bulletlist -->
    <text:list-style style:name="rststyle-blockquote-bulletlist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!-- -->
    <!-- map L1 to rststyle-bulletlist -->
    <text:list-style style:name="rststyle-bulletlist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!-- --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
	    <text:span text:style-name="rststyle-emphasis">
	      <presentation:header/>
	    </text:span>
	  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
	    <text:span text:style-name="rststyle-emphasis">
	      <presentation:date-time/>
	    </text:span>
	  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
	    <text:span text:style-name="rststyle-emphasis">
	      <presentation:footer/>
	    </text:span>
	  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
	    <text:span text:style-name="rststyle-emphasis">
	      <text:page-number>4</text:page-number>
	    </text:span>
	  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
	    <text:span text:style-name="rststyle-emphasis">
	      <presentation:date-time/>
	    </text:span>
	  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
	    <text:span text:style-name="rststyle-emphasis">
	      <presentation:footer/>
	    </text:span>
	  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
	    <text:span text:style-name="rststyle-emphasis">
	      <text:page-number>4</text:page-number>
	    </text:span>
	  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
	      <text:span text:style-name="rststyle-emphasis">
		<presentation:header/>
	      </text:span>
	    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
	      <text:span text:style-name="rststyle-emphasis">
		<presentation:date-time/>
	      </text:span>
	    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
	      <text:span text:style-name="rststyle-emphasis">
		<presentation:footer/>
	      </text:span>
	    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
	      <text:span text:style-name="rststyle-emphasis">
		<text:page-number>4</text:page-number>
	      </text:span>
	    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9-15T11:12:02</meta:creation-date>
    <dc:date>2008-10-21T15:41:31</dc:date>
    <meta:editing-cycles>5</meta:editing-cycles>
    <meta:editing-duration>PT2H24M51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